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padding="0.0193in" fo:border="0.0008in solid #d9d9e3"/>
    </style:style>
    <style:style style:name="P2" style:family="paragraph" style:parent-style-name="Text_20_body" style:list-style-name="L1">
      <style:paragraph-properties fo:margin-top="0in" fo:margin-bottom="0in"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96448022262753750" text:style-name="L1">
        <text:list-item>
          <text:p text:style-name="P1"><text:span text:style-name="Strong_20_Emphasis">Что такое HTML? Для чего он нужен?</text:span></text:p>
          <text:list>
            <text:list-item>
              <text:p text:style-name="P2">HTML (HyperText Markup Language) - язык разметки для создания и структурирования веб-страниц. Он определяет элементы с помощью тегов, указывая браузеру, как отобразить содержимое.</text:p>
            </text:list-item>
          </text:list>
        </text:list-item>
        <text:list-item>
          <text:p text:style-name="P1"><text:span text:style-name="Strong_20_Emphasis">Что такое HTML-дерево?</text:span></text:p>
          <text:list>
            <text:list-item>
              <text:p text:style-name="P2">HTML-дерево (DOM) - это представление веб-страницы в виде древовидной структуры объектов, которые браузер может манипулировать с помощью JavaScript.</text:p>
            </text:list-item>
          </text:list>
        </text:list-item>
        <text:list-item>
          <text:p text:style-name="P1"><text:span text:style-name="Strong_20_Emphasis">Какие два тега являются потомками тега HTML?</text:span></text:p>
          <text:list>
            <text:list-item>
              <text:p text:style-name="P2"><text:span text:style-name="Source_20_Text">&lt;head&gt;</text:span> и <text:span text:style-name="Source_20_Text">&lt;body&gt;</text:span>.</text:p>
            </text:list-item>
          </text:list>
        </text:list-item>
        <text:list-item>
          <text:p text:style-name="P1"><text:span text:style-name="Strong_20_Emphasis">Какую информацию мы храним в теге head?</text:span></text:p>
          <text:list>
            <text:list-item>
              <text:p text:style-name="P2">Мета-информацию о документе, такую как заголовок страницы, ссылки на стили и скрипты, мета-теги для SEO и другие данные, не отображаемые на странице.</text:p>
            </text:list-item>
          </text:list>
        </text:list-item>
        <text:list-item>
          <text:p text:style-name="P1"><text:span text:style-name="Strong_20_Emphasis">Есть ли разница между head и header?</text:span></text:p>
          <text:list>
            <text:list-item>
              <text:p text:style-name="P2">Да, <text:span text:style-name="Source_20_Text">&lt;head&gt;</text:span> содержит мета-информацию, тогда как <text:span text:style-name="Source_20_Text">&lt;header&gt;</text:span> используется для ввода заголовков или секций заголовков на самой странице.</text:p>
            </text:list-item>
          </text:list>
        </text:list-item>
        <text:list-item>
          <text:p text:style-name="P1"><text:span text:style-name="Strong_20_Emphasis">В чем отличие самозакрывающегося тега от обычного?</text:span></text:p>
          <text:list>
            <text:list-item>
              <text:p text:style-name="P2">Самозакрывающиеся теги, например <text:span text:style-name="Source_20_Text">&lt;img&gt;</text:span>, не имеют закрывающего тега и используются для вставки пустых элементов.</text:p>
            </text:list-item>
          </text:list>
        </text:list-item>
        <text:list-item>
          <text:p text:style-name="P1"><text:span text:style-name="Strong_20_Emphasis">Сколько тегов типа h?</text:span></text:p>
          <text:list>
            <text:list-item>
              <text:p text:style-name="P2"><text:span text:style-name="Source_20_Text">&lt;h1&gt;</text:span>, <text:span text:style-name="Source_20_Text">&lt;h2&gt;</text:span>, <text:span text:style-name="Source_20_Text">&lt;h3&gt;</text:span>, <text:span text:style-name="Source_20_Text">&lt;h4&gt;</text:span>, <text:span text:style-name="Source_20_Text">&lt;h5&gt;</text:span>, <text:span text:style-name="Source_20_Text">&lt;h6&gt;</text:span>.</text:p>
            </text:list-item>
          </text:list>
        </text:list-item>
        <text:list-item>
          <text:p text:style-name="P1"><text:span text:style-name="Strong_20_Emphasis">Сколько тегов h1 должно быть на странице?</text:span></text:p>
          <text:list>
            <text:list-item>
              <text:p text:style-name="P2">Рекомендуется использовать только один <text:span text:style-name="Source_20_Text">&lt;h1&gt;</text:span> на странице для основного заголовка.</text:p>
            </text:list-item>
          </text:list>
        </text:list-item>
        <text:list-item>
          <text:p text:style-name="P1"><text:span text:style-name="Strong_20_Emphasis">Что такое семантическая верстка?</text:span></text:p>
          <text:list>
            <text:list-item>
              <text:p text:style-name="P2">Это использование тегов с семантическим значением для ясного описания содержимого и структуры веб-страницы.</text:p>
            </text:list-item>
          </text:list>
        </text:list-item>
        <text:list-item>
          <text:p text:style-name="P1"><text:span text:style-name="Strong_20_Emphasis">Назовите основные семантические теги?</text:span></text:p>
          <text:list>
            <text:list-item>
              <text:p text:style-name="P2"><text:span text:style-name="Source_20_Text">&lt;header&gt;</text:span>, <text:span text:style-name="Source_20_Text">&lt;nav&gt;</text:span>, <text:span text:style-name="Source_20_Text">&lt;main&gt;</text:span>, <text:span text:style-name="Source_20_Text">&lt;article&gt;</text:span>, <text:span text:style-name="Source_20_Text">&lt;section&gt;</text:span>, <text:span text:style-name="Source_20_Text">&lt;footer&gt;</text:span>.</text:p>
            </text:list-item>
          </text:list>
        </text:list-item>
        <text:list-item>
          <text:p text:style-name="P1"><text:span text:style-name="Strong_20_Emphasis">Отличие section от article?</text:span></text:p>
          <text:list>
            <text:list-item>
              <text:p text:style-name="P2"><text:span text:style-name="Source_20_Text">&lt;section&gt;</text:span> для группировки тематически связанных контентов, <text:span text:style-name="Source_20_Text">&lt;article&gt;</text:span> для независимого контента.</text:p>
            </text:list-item>
          </text:list>
        </text:list-item>
        <text:list-item>
          <text:p text:style-name="P1"><text:span text:style-name="Strong_20_Emphasis">Для чего используется тег main?</text:span></text:p>
          <text:list>
            <text:list-item>
              <text:p text:style-name="P2">Определяет основное содержимое документа, исключая второстепенные элементы, такие как <text:span text:style-name="Source_20_Text">&lt;header&gt;</text:span>, <text:span text:style-name="Source_20_Text">&lt;footer&gt;</text:span> и <text:span text:style-name="Source_20_Text">&lt;nav&gt;</text:span>.</text:p>
            </text:list-item>
          </text:list>
        </text:list-item>
        <text:list-item>
          <text:p text:style-name="P1"><text:span text:style-name="Strong_20_Emphasis">Что такое атрибут у тега?</text:span></text:p>
          <text:list>
            <text:list-item>
              <text:p text:style-name="P2">Это дополнительная информация, указываемая внутри открывающего тега.</text:p>
            </text:list-item>
          </text:list>
        </text:list-item>
        <text:list-item>
          <text:p text:style-name="P1"><text:span text:style-name="Strong_20_Emphasis">Каким образом мы добавляем ссылку на картинку в теге img?</text:span></text:p>
          <text:list>
            <text:list-item>
              <text:p text:style-name="P2"><text:soft-page-break/><text:span text:style-name="Source_20_Text">&lt;img src="url_картинки" alt="альтернативный текст"&gt;</text:span>.</text:p>
            </text:list-item>
          </text:list>
        </text:list-item>
        <text:list-item>
          <text:p text:style-name="P1"><text:span text:style-name="Strong_20_Emphasis">Для чего нужен тег alt у изображения?</text:span></text:p>
          <text:list>
            <text:list-item>
              <text:p text:style-name="P2">Предоставляет текстовое описание изображения, отображаемое, если изображение не может быть загружено.</text:p>
            </text:list-item>
          </text:list>
        </text:list-item>
        <text:list-item>
          <text:p text:style-name="P1"><text:span text:style-name="Strong_20_Emphasis">Какие основные виды списков есть в HTML?</text:span></text:p>
          <text:list>
            <text:list-item>
              <text:p text:style-name="P2">Нумерованный (<text:span text:style-name="Source_20_Text">&lt;ol&gt;</text:span>) и ненумерованный (<text:span text:style-name="Source_20_Text">&lt;ul&gt;</text:span>).</text:p>
            </text:list-item>
          </text:list>
        </text:list-item>
        <text:list-item>
          <text:p text:style-name="P1"><text:span text:style-name="Strong_20_Emphasis">Каким образом мы можем создать нумерованный список?</text:span></text:p>
          <text:list>
            <text:list-item>
              <text:p text:style-name="P2"><text:span text:style-name="Source_20_Text">&lt;ol&gt;&lt;li&gt;Первый элемент&lt;/li&gt;&lt;li&gt;Второй элемент&lt;/li&gt;&lt;/ol&gt;</text:span>.</text:p>
            </text:list-item>
          </text:list>
        </text:list-item>
        <text:list-item>
          <text:p text:style-name="P1"><text:span text:style-name="Strong_20_Emphasis">Каким образом мы можем создать ненумерованный список?</text:span></text:p>
          <text:list>
            <text:list-item>
              <text:p text:style-name="P2"><text:span text:style-name="Source_20_Text">&lt;ul&gt;&lt;li&gt;Первый элемент&lt;/li&gt;&lt;li&gt;Второй элемент&lt;/li&gt;&lt;/ul&gt;</text:span>.</text:p>
            </text:list-item>
          </text:list>
        </text:list-item>
        <text:list-item>
          <text:p text:style-name="P1"><text:span text:style-name="Strong_20_Emphasis">Что такое гиперссылка?</text:span></text:p>
          <text:list>
            <text:list-item>
              <text:p text:style-name="P2">Ссылка, позволяющая перейти от одной веб-страницы к другой.</text:p>
            </text:list-item>
          </text:list>
        </text:list-item>
        <text:list-item>
          <text:p text:style-name="P1"><text:span text:style-name="Strong_20_Emphasis">Какое свойство добавить к ссылке, чтобы она открывалась в новом окне?</text:span></text:p>
          <text:list>
            <text:list-item>
              <text:p text:style-name="P2"><text:span text:style-name="Source_20_Text">&lt;a href="ссылка" target="_blank"&gt;Текст ссылки&lt;/a&gt;</text:span>.</text:p>
            </text:list-item>
          </text:list>
        </text:list-item>
        <text:list-item>
          <text:p text:style-name="P1"><text:span text:style-name="Strong_20_Emphasis">Каким тегом можно осуществить переход элемента/текста на новую строку?</text:span></text:p>
          <text:list>
            <text:list-item>
              <text:p text:style-name="P2"><text:span text:style-name="Source_20_Text">&lt;br&gt;</text:span>.</text:p>
            </text:list-item>
          </text:list>
        </text:list-item>
        <text:list-item>
          <text:p text:style-name="P1"><text:span text:style-name="Strong_20_Emphasis">Каким тегом мы можем вставить кусок кода в верстку?</text:span></text:p>
          <text:list>
            <text:list-item>
              <text:p text:style-name="P2"><text:span text:style-name="Source_20_Text">&lt;code&gt;Код&lt;/code&gt;</text:span>.</text:p>
            </text:list-item>
          </text:list>
        </text:list-item>
        <text:list-item>
          <text:p text:style-name="P1"><text:span text:style-name="Strong_20_Emphasis">В каком теге у нас будет находиться навигация на сайте?</text:span></text:p>
          <text:list>
            <text:list-item>
              <text:p text:style-name="P2"><text:span text:style-name="Source_20_Text">&lt;nav&gt;&lt;a href="#"&gt;Ссылка&lt;/a&gt;&lt;/nav&gt;</text:span>.</text:p>
            </text:list-item>
          </text:list>
        </text:list-item>
        <text:list-item>
          <text:p text:style-name="P1"><text:span text:style-name="Strong_20_Emphasis">Какие типы input вы знаете? Какие у него есть атрибуты?</text:span></text:p>
          <text:list>
            <text:list-item>
              <text:p text:style-name="P2"><text:span text:style-name="Source_20_Text">&lt;input type="text" /&gt;</text:span>, <text:span text:style-name="Source_20_Text">&lt;input type="password" /&gt;</text:span> и другие. Атрибуты могут включать <text:span text:style-name="Source_20_Text">placeholder</text:span>, <text:span text:style-name="Source_20_Text">required</text:span> и т.д.</text:p>
            </text:list-item>
          </text:list>
        </text:list-item>
        <text:list-item>
          <text:p text:style-name="P1"><text:span text:style-name="Strong_20_Emphasis">С помощью какого тега мы собираем данные у пользователя и отправляем на сервер?</text:span></text:p>
          <text:list>
            <text:list-item>
              <text:p text:style-name="P2"><text:span text:style-name="Source_20_Text">&lt;form action="обработчик.php" method="post"&gt;...&lt;/form&gt;</text:span>.</text:p>
            </text:list-item>
          </text:list>
        </text:list-item>
        <text:list-item>
          <text:p text:style-name="P1"><text:span text:style-name="Strong_20_Emphasis">С помощью какого тега мы можем создать таблицу в HTML?</text:span></text:p>
          <text:list>
            <text:list-item>
              <text:p text:style-name="P1"><text:span text:style-name="Source_20_Text">&lt;table&gt;...&lt;/table&gt;</text:span>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14$Win32 OpenOffice.org_project/4114m1$Build-9811</meta:generator>
    <dc:date>2023-11-28T11:52:23.05</dc:date>
    <meta:document-statistic meta:table-count="0" meta:image-count="0" meta:object-count="0" meta:page-count="2" meta:paragraph-count="52" meta:word-count="459" meta:character-count="3173"/>
    <meta:user-defined meta:name="Info 1"/>
    <meta:user-defined meta:name="Info 2"/>
    <meta:user-defined meta:name="Info 3"/>
    <meta:user-defined meta:name="Info 4"/>
  </office:meta>
</office:document-meta>
</file>